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fo:wrap-option="wrap"/>
    </style:style>
    <style:style style:name="ce5" style:family="table-cell" style:parent-style-name="Default">
      <style:table-cell-properties fo:wrap-option="wrap" style:shrink-to-fit="false"/>
      <style:text-properties fo:hyphenate="true"/>
    </style:style>
    <style:style style:name="ce6" style:family="table-cell" style:parent-style-name="Default">
      <style:table-cell-properties fo:wrap-option="wrap"/>
      <style:text-properties fo:color="#800000" style:text-underline-style="none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hyphenate="tru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1022" table:default-cell-style-name="ce3"/>
        <table:table-row table:style-name="ro1">
          <table:table-cell table:style-name="ce1" office:value-type="string" calcext:value-type="string">
            <text:p>Spiel</text:p>
          </table:table-cell>
          <table:table-cell office:value-type="string" calcext:value-type="string">
            <text:p>EarthPocalipse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oonTrip</text:p>
          </table:table-cell>
          <table:table-cell office:value-type="string" calcext:value-type="string">
            <text:p>Hungry Kaiju</text:p>
          </table:table-cell>
          <table:table-cell office:value-type="string" calcext:value-type="string">
            <text:p>Just want to be friends</text:p>
          </table:table-cell>
          <table:table-cell office:value-type="string" calcext:value-type="string">
            <text:p>Monster CanCan</text:p>
          </table:table-cell>
          <table:table-cell office:value-type="string" calcext:value-type="string">
            <text:p>Monster NOM</text:p>
          </table:table-cell>
          <table:table-cell office:value-type="string" calcext:value-type="string">
            <text:p>Monster in the dark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One hungry Monster</text:p>
          </table:table-cell>
          <table:table-cell office:value-type="string" calcext:value-type="string">
            <text:p>Poopy the flying Monster</text:p>
          </table:table-cell>
          <table:table-cell office:value-type="string" calcext:value-type="string">
            <text:p>RPG Director</text:p>
          </table:table-cell>
          <table:table-cell office:value-type="string" calcext:value-type="string">
            <text:p>Super detective</text:p>
          </table:table-cell>
          <table:table-cell office:value-type="string" calcext:value-type="string">
            <text:p>The Lost</text:p>
          </table:table-cell>
          <table:table-cell office:value-type="string" calcext:value-type="string">
            <text:p>You are the Monster</text:p>
          </table:table-cell>
          <table:table-cell office:value-type="string" calcext:value-type="string">
            <text:p>ZED Zero</text:p>
          </table:table-cell>
          <table:table-cell office:value-type="string" calcext:value-type="string">
            <text:p>BearZilla</text:p>
          </table:table-cell>
          <table:table-cell office:value-type="string" calcext:value-type="string">
            <text:p>Bunny Inferno</text:p>
          </table:table-cell>
          <table:table-cell office:value-type="string" calcext:value-type="string">
            <text:p>Dissident</text:p>
          </table:table-cell>
          <table:table-cell office:value-type="string" calcext:value-type="string">
            <text:p>Flappy Monsten</text:p>
          </table:table-cell>
          <table:table-cell office:value-type="string" calcext:value-type="string">
            <text:p>Ghostmen</text:p>
          </table:table-cell>
          <table:table-cell office:value-type="string" calcext:value-type="string">
            <text:p>I am the monster</text:p>
          </table:table-cell>
          <table:table-cell office:value-type="string" calcext:value-type="string">
            <text:p>Mighty Dunewar</text:p>
          </table:table-cell>
          <table:table-cell office:value-type="string" calcext:value-type="string">
            <text:p>You are the monster</text:p>
          </table:table-cell>
          <table:table-cell office:value-type="string" calcext:value-type="string">
            <text:p>KetchApp Clicker</text:p>
          </table:table-cell>
          <table:table-cell office:value-type="string" calcext:value-type="string">
            <text:p>You the Boss</text:p>
          </table:table-cell>
          <table:table-cell office:value-type="string" calcext:value-type="string">
            <text:p>Attack of the Lohibazoro</text:p>
          </table:table-cell>
          <table:table-cell table:number-columns-repeated="996"/>
        </table:table-row>
        <table:table-row table:style-name="ro2">
          <table:table-cell table:style-name="ce1" office:value-type="string" calcext:value-type="string">
            <text:p>UID</text:p>
          </table:table-cell>
          <table:table-cell table:style-name="ce4" office:value-type="float" office:value="49701" calcext:value-type="float">
            <text:p>49701</text:p>
          </table:table-cell>
          <table:table-cell office:value-type="float" office:value="19270" calcext:value-type="float">
            <text:p>19270</text:p>
          </table:table-cell>
          <table:table-cell office:value-type="float" office:value="41601" calcext:value-type="float">
            <text:p>41601</text:p>
          </table:table-cell>
          <table:table-cell office:value-type="float" office:value="45415" calcext:value-type="float">
            <text:p>45415</text:p>
          </table:table-cell>
          <table:table-cell office:value-type="float" office:value="55918" calcext:value-type="float">
            <text:p>55918</text:p>
          </table:table-cell>
          <table:table-cell office:value-type="float" office:value="45156" calcext:value-type="float">
            <text:p>45156</text:p>
          </table:table-cell>
          <table:table-cell office:value-type="float" office:value="54274" calcext:value-type="float">
            <text:p>54274</text:p>
          </table:table-cell>
          <table:table-cell office:value-type="float" office:value="54919" calcext:value-type="float">
            <text:p>54919</text:p>
          </table:table-cell>
          <table:table-cell office:value-type="float" office:value="40721" calcext:value-type="float">
            <text:p>40721</text:p>
          </table:table-cell>
          <table:table-cell office:value-type="float" office:value="52482" calcext:value-type="float">
            <text:p>52482</text:p>
          </table:table-cell>
          <table:table-cell office:value-type="float" office:value="56750" calcext:value-type="float">
            <text:p>56750</text:p>
          </table:table-cell>
          <table:table-cell office:value-type="float" office:value="19178" calcext:value-type="float">
            <text:p>19178</text:p>
          </table:table-cell>
          <table:table-cell office:value-type="float" office:value="4440" calcext:value-type="float">
            <text:p>4440</text:p>
          </table:table-cell>
          <table:table-cell office:value-type="float" office:value="55577" calcext:value-type="float">
            <text:p>55577</text:p>
          </table:table-cell>
          <table:table-cell office:value-type="float" office:value="57437" calcext:value-type="float">
            <text:p>57437</text:p>
          </table:table-cell>
          <table:table-cell office:value-type="float" office:value="17304" calcext:value-type="float">
            <text:p>17304</text:p>
          </table:table-cell>
          <table:table-cell office:value-type="float" office:value="55689" calcext:value-type="float">
            <text:p>55689</text:p>
          </table:table-cell>
          <table:table-cell office:value-type="float" office:value="57669" calcext:value-type="float">
            <text:p>57669</text:p>
          </table:table-cell>
          <table:table-cell office:value-type="float" office:value="38416" calcext:value-type="float">
            <text:p>38416</text:p>
          </table:table-cell>
          <table:table-cell office:value-type="float" office:value="57591" calcext:value-type="float">
            <text:p>57591</text:p>
          </table:table-cell>
          <table:table-cell office:value-type="float" office:value="14616" calcext:value-type="float">
            <text:p>14616</text:p>
          </table:table-cell>
          <table:table-cell office:value-type="float" office:value="45418" calcext:value-type="float">
            <text:p>45418</text:p>
          </table:table-cell>
          <table:table-cell office:value-type="float" office:value="56161" calcext:value-type="float">
            <text:p>56161</text:p>
          </table:table-cell>
          <table:table-cell office:value-type="float" office:value="18059" calcext:value-type="float">
            <text:p>18059</text:p>
          </table:table-cell>
          <table:table-cell office:value-type="float" office:value="49394" calcext:value-type="float">
            <text:p>49394</text:p>
          </table:table-cell>
          <table:table-cell office:value-type="float" office:value="21054" calcext:value-type="float">
            <text:p>21054</text:p>
          </table:table-cell>
          <table:table-cell office:value-type="float" office:value="33927" calcext:value-type="float">
            <text:p>33927</text:p>
          </table:table-cell>
          <table:table-cell table:number-columns-repeated="996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5" table:formula="of:=CONCATENATE(&quot;http:/ludumdare.com/compo/ludum-dare-33/?action=preview&amp;uid=&quot;;[.B2])" office:value-type="string" office:string-value="http:/ludumdare.com/compo/ludum-dare-33/?action=preview&amp;uid=49701" calcext:value-type="string">
            <text:p>http:/ludumdare.com/compo/ludum-dare-33/?action=preview&amp;uid=49701</text:p>
          </table:table-cell>
          <table:table-cell table:style-name="ce5" table:formula="of:=CONCATENATE(&quot;http:/ludumdare.com/compo/ludum-dare-33/?action=preview&amp;uid=&quot;;[.C2])" office:value-type="string" office:string-value="http:/ludumdare.com/compo/ludum-dare-33/?action=preview&amp;uid=19270" calcext:value-type="string">
            <text:p>http:/ludumdare.com/compo/ludum-dare-33/?action=preview&amp;uid=19270</text:p>
          </table:table-cell>
          <table:table-cell table:style-name="ce5" table:formula="of:=CONCATENATE(&quot;http:/ludumdare.com/compo/ludum-dare-33/?action=preview&amp;uid=&quot;;[.D2])" office:value-type="string" office:string-value="http:/ludumdare.com/compo/ludum-dare-33/?action=preview&amp;uid=41601" calcext:value-type="string">
            <text:p>http:/ludumdare.com/compo/ludum-dare-33/?action=preview&amp;uid=41601</text:p>
          </table:table-cell>
          <table:table-cell table:style-name="ce5" table:formula="of:=CONCATENATE(&quot;http:/ludumdare.com/compo/ludum-dare-33/?action=preview&amp;uid=&quot;;[.E2])" office:value-type="string" office:string-value="http:/ludumdare.com/compo/ludum-dare-33/?action=preview&amp;uid=45415" calcext:value-type="string">
            <text:p>http:/ludumdare.com/compo/ludum-dare-33/?action=preview&amp;uid=45415</text:p>
          </table:table-cell>
          <table:table-cell table:style-name="ce5" table:formula="of:=CONCATENATE(&quot;http:/ludumdare.com/compo/ludum-dare-33/?action=preview&amp;uid=&quot;;[.F2])" office:value-type="string" office:string-value="http:/ludumdare.com/compo/ludum-dare-33/?action=preview&amp;uid=55918" calcext:value-type="string">
            <text:p>http:/ludumdare.com/compo/ludum-dare-33/?action=preview&amp;uid=55918</text:p>
          </table:table-cell>
          <table:table-cell table:style-name="ce5" table:formula="of:=CONCATENATE(&quot;http:/ludumdare.com/compo/ludum-dare-33/?action=preview&amp;uid=&quot;;[.G2])" office:value-type="string" office:string-value="http:/ludumdare.com/compo/ludum-dare-33/?action=preview&amp;uid=45156" calcext:value-type="string">
            <text:p>http:/ludumdare.com/compo/ludum-dare-33/?action=preview&amp;uid=45156</text:p>
          </table:table-cell>
          <table:table-cell table:style-name="ce5" table:formula="of:=CONCATENATE(&quot;http:/ludumdare.com/compo/ludum-dare-33/?action=preview&amp;uid=&quot;;[.H2])" office:value-type="string" office:string-value="http:/ludumdare.com/compo/ludum-dare-33/?action=preview&amp;uid=54274" calcext:value-type="string">
            <text:p>http:/ludumdare.com/compo/ludum-dare-33/?action=preview&amp;uid=54274</text:p>
          </table:table-cell>
          <table:table-cell table:style-name="ce5" table:formula="of:=CONCATENATE(&quot;http:/ludumdare.com/compo/ludum-dare-33/?action=preview&amp;uid=&quot;;[.I2])" office:value-type="string" office:string-value="http:/ludumdare.com/compo/ludum-dare-33/?action=preview&amp;uid=54919" calcext:value-type="string">
            <text:p>http:/ludumdare.com/compo/ludum-dare-33/?action=preview&amp;uid=54919</text:p>
          </table:table-cell>
          <table:table-cell table:style-name="ce5" table:formula="of:=CONCATENATE(&quot;http:/ludumdare.com/compo/ludum-dare-33/?action=preview&amp;uid=&quot;;[.J2])" office:value-type="string" office:string-value="http:/ludumdare.com/compo/ludum-dare-33/?action=preview&amp;uid=40721" calcext:value-type="string">
            <text:p>http:/ludumdare.com/compo/ludum-dare-33/?action=preview&amp;uid=40721</text:p>
          </table:table-cell>
          <table:table-cell table:style-name="ce5" table:formula="of:=CONCATENATE(&quot;http:/ludumdare.com/compo/ludum-dare-33/?action=preview&amp;uid=&quot;;[.K2])" office:value-type="string" office:string-value="http:/ludumdare.com/compo/ludum-dare-33/?action=preview&amp;uid=52482" calcext:value-type="string">
            <text:p>http:/ludumdare.com/compo/ludum-dare-33/?action=preview&amp;uid=52482</text:p>
          </table:table-cell>
          <table:table-cell table:style-name="ce5" table:formula="of:=CONCATENATE(&quot;http:/ludumdare.com/compo/ludum-dare-33/?action=preview&amp;uid=&quot;;[.L2])" office:value-type="string" office:string-value="http:/ludumdare.com/compo/ludum-dare-33/?action=preview&amp;uid=56750" calcext:value-type="string">
            <text:p>http:/ludumdare.com/compo/ludum-dare-33/?action=preview&amp;uid=56750</text:p>
          </table:table-cell>
          <table:table-cell table:style-name="ce5" table:formula="of:=CONCATENATE(&quot;http:/ludumdare.com/compo/ludum-dare-33/?action=preview&amp;uid=&quot;;[.M2])" office:value-type="string" office:string-value="http:/ludumdare.com/compo/ludum-dare-33/?action=preview&amp;uid=19178" calcext:value-type="string">
            <text:p>http:/ludumdare.com/compo/ludum-dare-33/?action=preview&amp;uid=19178</text:p>
          </table:table-cell>
          <table:table-cell table:style-name="ce5" table:formula="of:=CONCATENATE(&quot;http:/ludumdare.com/compo/ludum-dare-33/?action=preview&amp;uid=&quot;;[.N2])" office:value-type="string" office:string-value="http:/ludumdare.com/compo/ludum-dare-33/?action=preview&amp;uid=4440" calcext:value-type="string">
            <text:p>http:/ludumdare.com/compo/ludum-dare-33/?action=preview&amp;uid=4440</text:p>
          </table:table-cell>
          <table:table-cell table:style-name="ce5" table:formula="of:=CONCATENATE(&quot;http:/ludumdare.com/compo/ludum-dare-33/?action=preview&amp;uid=&quot;;[.O2])" office:value-type="string" office:string-value="http:/ludumdare.com/compo/ludum-dare-33/?action=preview&amp;uid=55577" calcext:value-type="string">
            <text:p>http:/ludumdare.com/compo/ludum-dare-33/?action=preview&amp;uid=55577</text:p>
          </table:table-cell>
          <table:table-cell table:style-name="ce5" table:formula="of:=CONCATENATE(&quot;http:/ludumdare.com/compo/ludum-dare-33/?action=preview&amp;uid=&quot;;[.P2])" office:value-type="string" office:string-value="http:/ludumdare.com/compo/ludum-dare-33/?action=preview&amp;uid=57437" calcext:value-type="string">
            <text:p>http:/ludumdare.com/compo/ludum-dare-33/?action=preview&amp;uid=57437</text:p>
          </table:table-cell>
          <table:table-cell table:style-name="ce5" table:formula="of:=CONCATENATE(&quot;http:/ludumdare.com/compo/ludum-dare-33/?action=preview&amp;uid=&quot;;[.Q2])" office:value-type="string" office:string-value="http:/ludumdare.com/compo/ludum-dare-33/?action=preview&amp;uid=17304" calcext:value-type="string">
            <text:p>http:/ludumdare.com/compo/ludum-dare-33/?action=preview&amp;uid=17304</text:p>
          </table:table-cell>
          <table:table-cell table:style-name="ce5" table:formula="of:=CONCATENATE(&quot;http:/ludumdare.com/compo/ludum-dare-33/?action=preview&amp;uid=&quot;;[.R2])" office:value-type="string" office:string-value="http:/ludumdare.com/compo/ludum-dare-33/?action=preview&amp;uid=55689" calcext:value-type="string">
            <text:p>http:/ludumdare.com/compo/ludum-dare-33/?action=preview&amp;uid=55689</text:p>
          </table:table-cell>
          <table:table-cell table:style-name="ce5" table:formula="of:=CONCATENATE(&quot;http:/ludumdare.com/compo/ludum-dare-33/?action=preview&amp;uid=&quot;;[.S2])" office:value-type="string" office:string-value="http:/ludumdare.com/compo/ludum-dare-33/?action=preview&amp;uid=57669" calcext:value-type="string">
            <text:p>http:/ludumdare.com/compo/ludum-dare-33/?action=preview&amp;uid=57669</text:p>
          </table:table-cell>
          <table:table-cell table:style-name="ce5" table:formula="of:=CONCATENATE(&quot;http:/ludumdare.com/compo/ludum-dare-33/?action=preview&amp;uid=&quot;;[.T2])" office:value-type="string" office:string-value="http:/ludumdare.com/compo/ludum-dare-33/?action=preview&amp;uid=38416" calcext:value-type="string">
            <text:p>http:/ludumdare.com/compo/ludum-dare-33/?action=preview&amp;uid=38416</text:p>
          </table:table-cell>
          <table:table-cell table:style-name="ce5" table:formula="of:=CONCATENATE(&quot;http:/ludumdare.com/compo/ludum-dare-33/?action=preview&amp;uid=&quot;;[.U2])" office:value-type="string" office:string-value="http:/ludumdare.com/compo/ludum-dare-33/?action=preview&amp;uid=57591" calcext:value-type="string">
            <text:p>http:/ludumdare.com/compo/ludum-dare-33/?action=preview&amp;uid=57591</text:p>
          </table:table-cell>
          <table:table-cell table:style-name="ce5" table:formula="of:=CONCATENATE(&quot;http:/ludumdare.com/compo/ludum-dare-33/?action=preview&amp;uid=&quot;;[.V2])" office:value-type="string" office:string-value="http:/ludumdare.com/compo/ludum-dare-33/?action=preview&amp;uid=14616" calcext:value-type="string">
            <text:p>http:/ludumdare.com/compo/ludum-dare-33/?action=preview&amp;uid=14616</text:p>
          </table:table-cell>
          <table:table-cell table:style-name="ce5" table:formula="of:=CONCATENATE(&quot;http:/ludumdare.com/compo/ludum-dare-33/?action=preview&amp;uid=&quot;;[.W2])" office:value-type="string" office:string-value="http:/ludumdare.com/compo/ludum-dare-33/?action=preview&amp;uid=45418" calcext:value-type="string">
            <text:p>http:/ludumdare.com/compo/ludum-dare-33/?action=preview&amp;uid=45418</text:p>
          </table:table-cell>
          <table:table-cell table:style-name="ce5" table:formula="of:=CONCATENATE(&quot;http:/ludumdare.com/compo/ludum-dare-33/?action=preview&amp;uid=&quot;;[.X2])" office:value-type="string" office:string-value="http:/ludumdare.com/compo/ludum-dare-33/?action=preview&amp;uid=56161" calcext:value-type="string">
            <text:p>http:/ludumdare.com/compo/ludum-dare-33/?action=preview&amp;uid=56161</text:p>
          </table:table-cell>
          <table:table-cell table:style-name="ce5" table:formula="of:=CONCATENATE(&quot;http:/ludumdare.com/compo/ludum-dare-33/?action=preview&amp;uid=&quot;;[.Y2])" office:value-type="string" office:string-value="http:/ludumdare.com/compo/ludum-dare-33/?action=preview&amp;uid=18059" calcext:value-type="string">
            <text:p>http:/ludumdare.com/compo/ludum-dare-33/?action=preview&amp;uid=18059</text:p>
          </table:table-cell>
          <table:table-cell table:style-name="ce5" table:formula="of:=CONCATENATE(&quot;http:/ludumdare.com/compo/ludum-dare-33/?action=preview&amp;uid=&quot;;[.Z2])" office:value-type="string" office:string-value="http:/ludumdare.com/compo/ludum-dare-33/?action=preview&amp;uid=49394" calcext:value-type="string">
            <text:p>http:/ludumdare.com/compo/ludum-dare-33/?action=preview&amp;uid=49394</text:p>
          </table:table-cell>
          <table:table-cell table:style-name="ce5" table:formula="of:=CONCATENATE(&quot;http:/ludumdare.com/compo/ludum-dare-33/?action=preview&amp;uid=&quot;;[.AA2])" office:value-type="string" office:string-value="http:/ludumdare.com/compo/ludum-dare-33/?action=preview&amp;uid=21054" calcext:value-type="string">
            <text:p>http:/ludumdare.com/compo/ludum-dare-33/?action=preview&amp;uid=21054</text:p>
          </table:table-cell>
          <table:table-cell table:style-name="ce5" table:formula="of:=CONCATENATE(&quot;http:/ludumdare.com/compo/ludum-dare-33/?action=preview&amp;uid=&quot;;[.AB2])" office:value-type="string" office:string-value="http:/ludumdare.com/compo/ludum-dare-33/?action=preview&amp;uid=33927" calcext:value-type="string">
            <text:p>http:/ludumdare.com/compo/ludum-dare-33/?action=preview&amp;uid=33927</text:p>
          </table:table-cell>
          <table:table-cell table:style-name="ce5" table:formula="of:=CONCATENATE(&quot;http:/ludumdare.com/compo/ludum-dare-33/?action=preview&amp;uid=&quot;;[.AC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D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E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F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G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H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I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J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K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L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M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N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O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P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Q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R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S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T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U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V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W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X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Y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Z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A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B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C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D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E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F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G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H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I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J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K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L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M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N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O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P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Q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R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S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T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U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V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W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X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Y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Z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A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B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C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D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E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F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G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H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I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J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K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L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M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N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O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P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Q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R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S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T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U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V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W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X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Y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Z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DA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DB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DC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DD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7" table:number-columns-repeated="916"/>
        </table:table-row>
        <table:table-row table:style-name="ro2">
          <table:table-cell table:style-name="ce1" office:value-type="string" calcext:value-type="string">
            <text:p>Innova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2">
          <table:table-cell table:style-name="ce1" office:value-type="string" calcext:value-type="string">
            <text:p>Fu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2">
          <table:table-cell table:style-name="ce1" office:value-type="string" calcext:value-type="string">
            <text:p>The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2">
          <table:table-cell table:style-name="ce1" office:value-type="string" calcext:value-type="string">
            <text:p>Graphic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2">
          <table:table-cell table:style-name="ce1" office:value-type="string" calcext:value-type="string">
            <text:p>Audi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2">
          <table:table-cell table:style-name="ce1" office:value-type="string" calcext:value-type="string">
            <text:p>Humo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96"/>
        </table:table-row>
        <table:table-row table:style-name="ro2">
          <table:table-cell table:style-name="ce1" office:value-type="string" calcext:value-type="string">
            <text:p>Moo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2">
          <table:table-cell table:style-name="ce1" office:value-type="string" calcext:value-type="string">
            <text:p>Overall</text:p>
          </table:table-cell>
          <table:table-cell table:style-name="ce6" table:formula="of:=ROUND(SUM([.B4:.B10])/COUNT([.B4:.B10]);0)" office:value-type="float" office:value="3" calcext:value-type="float">
            <text:p>3</text:p>
          </table:table-cell>
          <table:table-cell table:style-name="ce6" table:formula="of:=ROUND(SUM([.C4:.C10])/COUNT([.C4:.C10]);0)" office:value-type="float" office:value="3" calcext:value-type="float">
            <text:p>3</text:p>
          </table:table-cell>
          <table:table-cell table:style-name="ce6" table:formula="of:=ROUND(SUM([.D4:.D10])/COUNT([.D4:.D10]);0)" office:value-type="float" office:value="0" calcext:value-type="float">
            <text:p>0</text:p>
          </table:table-cell>
          <table:table-cell table:style-name="ce6" table:formula="of:=ROUND(SUM([.E4:.E10])/COUNT([.E4:.E10]);0)" office:value-type="float" office:value="4" calcext:value-type="float">
            <text:p>4</text:p>
          </table:table-cell>
          <table:table-cell table:style-name="ce6" table:formula="of:=ROUND(SUM([.F4:.F10])/COUNT([.F4:.F10]);0)" office:value-type="float" office:value="2" calcext:value-type="float">
            <text:p>2</text:p>
          </table:table-cell>
          <table:table-cell table:style-name="ce6" table:formula="of:=ROUND(SUM([.G4:.G10])/COUNT([.G4:.G10]);0)" office:value-type="float" office:value="3" calcext:value-type="float">
            <text:p>3</text:p>
          </table:table-cell>
          <table:table-cell table:style-name="ce6" table:formula="of:=ROUND(SUM([.H4:.H10])/COUNT([.H4:.H10]);0)" office:value-type="float" office:value="3" calcext:value-type="float">
            <text:p>3</text:p>
          </table:table-cell>
          <table:table-cell table:style-name="ce6" table:formula="of:=ROUND(SUM([.I4:.I10])/COUNT([.I4:.I10]);0)" office:value-type="float" office:value="0" calcext:value-type="float">
            <text:p>0</text:p>
          </table:table-cell>
          <table:table-cell table:style-name="ce6" table:formula="of:=ROUND(SUM([.J4:.J10])/COUNT([.J4:.J10]);0)" office:value-type="float" office:value="4" calcext:value-type="float">
            <text:p>4</text:p>
          </table:table-cell>
          <table:table-cell table:style-name="ce6" table:formula="of:=ROUND(SUM([.K4:.K10])/COUNT([.K4:.K10]);0)" office:value-type="float" office:value="3" calcext:value-type="float">
            <text:p>3</text:p>
          </table:table-cell>
          <table:table-cell table:style-name="ce6" table:formula="of:=ROUND(SUM([.L4:.L10])/COUNT([.L4:.L10]);0)" office:value-type="float" office:value="3" calcext:value-type="float">
            <text:p>3</text:p>
          </table:table-cell>
          <table:table-cell table:style-name="ce6" table:formula="of:=ROUND(SUM([.M4:.M10])/COUNT([.M4:.M10]);0)" office:value-type="float" office:value="2" calcext:value-type="float">
            <text:p>2</text:p>
          </table:table-cell>
          <table:table-cell table:style-name="ce6" table:formula="of:=ROUND(SUM([.N4:.N10])/COUNT([.N4:.N10]);0)" office:value-type="float" office:value="3" calcext:value-type="float">
            <text:p>3</text:p>
          </table:table-cell>
          <table:table-cell table:style-name="ce6" table:formula="of:=ROUND(SUM([.O4:.O10])/COUNT([.O4:.O10]);0)" office:value-type="float" office:value="2" calcext:value-type="float">
            <text:p>2</text:p>
          </table:table-cell>
          <table:table-cell table:style-name="ce6" table:formula="of:=ROUND(SUM([.P4:.P10])/COUNT([.P4:.P10]);0)" office:value-type="float" office:value="2" calcext:value-type="float">
            <text:p>2</text:p>
          </table:table-cell>
          <table:table-cell table:style-name="ce6" table:formula="of:=ROUND(SUM([.Q4:.Q10])/COUNT([.Q4:.Q10]);0)" office:value-type="float" office:value="3" calcext:value-type="float">
            <text:p>3</text:p>
          </table:table-cell>
          <table:table-cell table:style-name="ce6" table:formula="of:=ROUND(SUM([.R4:.R10])/COUNT([.R4:.R10]);0)" office:value-type="float" office:value="3" calcext:value-type="float">
            <text:p>3</text:p>
          </table:table-cell>
          <table:table-cell table:style-name="ce6" table:formula="of:=ROUND(SUM([.S4:.S10])/COUNT([.S4:.S10]);0)" office:value-type="float" office:value="4" calcext:value-type="float">
            <text:p>4</text:p>
          </table:table-cell>
          <table:table-cell table:style-name="ce6" table:formula="of:=ROUND(SUM([.T4:.T10])/COUNT([.T4:.T10]);0)" office:value-type="float" office:value="3" calcext:value-type="float">
            <text:p>3</text:p>
          </table:table-cell>
          <table:table-cell table:style-name="ce6" table:formula="of:=ROUND(SUM([.U4:.U10])/COUNT([.U4:.U10]);0)" office:value-type="float" office:value="2" calcext:value-type="float">
            <text:p>2</text:p>
          </table:table-cell>
          <table:table-cell table:style-name="ce6" table:formula="of:=ROUND(SUM([.V4:.V10])/COUNT([.V4:.V10]);0)" office:value-type="float" office:value="3" calcext:value-type="float">
            <text:p>3</text:p>
          </table:table-cell>
          <table:table-cell table:style-name="ce6" table:formula="of:=ROUND(SUM([.W4:.W10])/COUNT([.W4:.W10]);0)" office:value-type="float" office:value="3" calcext:value-type="float">
            <text:p>3</text:p>
          </table:table-cell>
          <table:table-cell table:style-name="ce6" table:formula="of:=ROUND(SUM([.X4:.X10])/COUNT([.X4:.X10]);0)" office:value-type="float" office:value="4" calcext:value-type="float">
            <text:p>4</text:p>
          </table:table-cell>
          <table:table-cell table:style-name="ce6" table:formula="of:=ROUND(SUM([.Y4:.Y10])/COUNT([.Y4:.Y10]);0)" office:value-type="float" office:value="2" calcext:value-type="float">
            <text:p>2</text:p>
          </table:table-cell>
          <table:table-cell table:style-name="ce6" table:formula="of:=ROUND(SUM([.Z4:.Z10])/COUNT([.Z4:.Z10]);0)" office:value-type="float" office:value="2" calcext:value-type="float">
            <text:p>2</text:p>
          </table:table-cell>
          <table:table-cell table:style-name="ce6" table:formula="of:=ROUND(SUM([.AA4:.AA10])/COUNT([.AA4:.AA10]);0)" office:value-type="float" office:value="1" calcext:value-type="float">
            <text:p>1</text:p>
          </table:table-cell>
          <table:table-cell table:style-name="ce6" table:formula="of:=ROUND(SUM([.AB4:.AB10])/COUNT([.AB4:.AB10]);0)" office:value-type="float" office:value="4" calcext:value-type="float">
            <text:p>4</text:p>
          </table:table-cell>
          <table:table-cell table:style-name="ce6" table:formula="of:=ROUND(SUM([.AC4:.AC10])/COUNT([.AC4:.AC10]);0)" office:value-type="string" office:string-value="" calcext:value-type="error">
            <text:p>#DIV/0!</text:p>
          </table:table-cell>
          <table:table-cell table:style-name="ce6" table:formula="of:=ROUND(SUM([.AD4:.AD10])/COUNT([.AD4:.AD10]);0)" office:value-type="string" office:string-value="" calcext:value-type="error">
            <text:p>#DIV/0!</text:p>
          </table:table-cell>
          <table:table-cell table:style-name="ce6" table:formula="of:=ROUND(SUM([.AE4:.AE10])/COUNT([.AE4:.AE10]);0)" office:value-type="string" office:string-value="" calcext:value-type="error">
            <text:p>#DIV/0!</text:p>
          </table:table-cell>
          <table:table-cell table:style-name="ce6" table:formula="of:=ROUND(SUM([.AF4:.AF10])/COUNT([.AF4:.AF10]);0)" office:value-type="string" office:string-value="" calcext:value-type="error">
            <text:p>#DIV/0!</text:p>
          </table:table-cell>
          <table:table-cell table:style-name="ce6" table:formula="of:=ROUND(SUM([.AG4:.AG10])/COUNT([.AG4:.AG10]);0)" office:value-type="string" office:string-value="" calcext:value-type="error">
            <text:p>#DIV/0!</text:p>
          </table:table-cell>
          <table:table-cell table:style-name="ce6" table:formula="of:=ROUND(SUM([.AH4:.AH10])/COUNT([.AH4:.AH10]);0)" office:value-type="string" office:string-value="" calcext:value-type="error">
            <text:p>#DIV/0!</text:p>
          </table:table-cell>
          <table:table-cell table:style-name="ce6" table:formula="of:=ROUND(SUM([.AI4:.AI10])/COUNT([.AI4:.AI10]);0)" office:value-type="string" office:string-value="" calcext:value-type="error">
            <text:p>#DIV/0!</text:p>
          </table:table-cell>
          <table:table-cell table:style-name="ce6" table:formula="of:=ROUND(SUM([.AJ4:.AJ10])/COUNT([.AJ4:.AJ10]);0)" office:value-type="string" office:string-value="" calcext:value-type="error">
            <text:p>#DIV/0!</text:p>
          </table:table-cell>
          <table:table-cell table:style-name="ce6" table:formula="of:=ROUND(SUM([.AK4:.AK10])/COUNT([.AK4:.AK10]);0)" office:value-type="string" office:string-value="" calcext:value-type="error">
            <text:p>#DIV/0!</text:p>
          </table:table-cell>
          <table:table-cell table:style-name="ce6" table:formula="of:=ROUND(SUM([.AL4:.AL10])/COUNT([.AL4:.AL10]);0)" office:value-type="string" office:string-value="" calcext:value-type="error">
            <text:p>#DIV/0!</text:p>
          </table:table-cell>
          <table:table-cell table:style-name="ce6" table:formula="of:=ROUND(SUM([.AM4:.AM10])/COUNT([.AM4:.AM10]);0)" office:value-type="string" office:string-value="" calcext:value-type="error">
            <text:p>#DIV/0!</text:p>
          </table:table-cell>
          <table:table-cell table:style-name="ce6" table:formula="of:=ROUND(SUM([.AN4:.AN10])/COUNT([.AN4:.AN10]);0)" office:value-type="string" office:string-value="" calcext:value-type="error">
            <text:p>#DIV/0!</text:p>
          </table:table-cell>
          <table:table-cell table:style-name="ce6" table:formula="of:=ROUND(SUM([.AO4:.AO10])/COUNT([.AO4:.AO10]);0)" office:value-type="string" office:string-value="" calcext:value-type="error">
            <text:p>#DIV/0!</text:p>
          </table:table-cell>
          <table:table-cell table:style-name="ce6" table:formula="of:=ROUND(SUM([.AP4:.AP10])/COUNT([.AP4:.AP10]);0)" office:value-type="string" office:string-value="" calcext:value-type="error">
            <text:p>#DIV/0!</text:p>
          </table:table-cell>
          <table:table-cell table:style-name="ce6" table:formula="of:=ROUND(SUM([.AQ4:.AQ10])/COUNT([.AQ4:.AQ10]);0)" office:value-type="string" office:string-value="" calcext:value-type="error">
            <text:p>#DIV/0!</text:p>
          </table:table-cell>
          <table:table-cell table:style-name="ce6" table:formula="of:=ROUND(SUM([.AR4:.AR10])/COUNT([.AR4:.AR10]);0)" office:value-type="string" office:string-value="" calcext:value-type="error">
            <text:p>#DIV/0!</text:p>
          </table:table-cell>
          <table:table-cell table:style-name="ce6" table:formula="of:=ROUND(SUM([.AS4:.AS10])/COUNT([.AS4:.AS10]);0)" office:value-type="string" office:string-value="" calcext:value-type="error">
            <text:p>#DIV/0!</text:p>
          </table:table-cell>
          <table:table-cell table:style-name="ce6" table:formula="of:=ROUND(SUM([.AT4:.AT10])/COUNT([.AT4:.AT10]);0)" office:value-type="string" office:string-value="" calcext:value-type="error">
            <text:p>#DIV/0!</text:p>
          </table:table-cell>
          <table:table-cell table:style-name="ce6" table:formula="of:=ROUND(SUM([.AU4:.AU10])/COUNT([.AU4:.AU10]);0)" office:value-type="string" office:string-value="" calcext:value-type="error">
            <text:p>#DIV/0!</text:p>
          </table:table-cell>
          <table:table-cell table:style-name="ce6" table:formula="of:=ROUND(SUM([.AV4:.AV10])/COUNT([.AV4:.AV10]);0)" office:value-type="string" office:string-value="" calcext:value-type="error">
            <text:p>#DIV/0!</text:p>
          </table:table-cell>
          <table:table-cell table:style-name="ce6" table:formula="of:=ROUND(SUM([.AW4:.AW10])/COUNT([.AW4:.AW10]);0)" office:value-type="string" office:string-value="" calcext:value-type="error">
            <text:p>#DIV/0!</text:p>
          </table:table-cell>
          <table:table-cell table:style-name="ce6" table:formula="of:=ROUND(SUM([.AX4:.AX10])/COUNT([.AX4:.AX10]);0)" office:value-type="string" office:string-value="" calcext:value-type="error">
            <text:p>#DIV/0!</text:p>
          </table:table-cell>
          <table:table-cell table:style-name="ce6" table:formula="of:=ROUND(SUM([.AY4:.AY10])/COUNT([.AY4:.AY10]);0)" office:value-type="string" office:string-value="" calcext:value-type="error">
            <text:p>#DIV/0!</text:p>
          </table:table-cell>
          <table:table-cell table:style-name="ce6" table:formula="of:=ROUND(SUM([.AZ4:.AZ10])/COUNT([.AZ4:.AZ10]);0)" office:value-type="string" office:string-value="" calcext:value-type="error">
            <text:p>#DIV/0!</text:p>
          </table:table-cell>
          <table:table-cell table:style-name="ce6" table:formula="of:=ROUND(SUM([.BA4:.BA10])/COUNT([.BA4:.BA10]);0)" office:value-type="string" office:string-value="" calcext:value-type="error">
            <text:p>#DIV/0!</text:p>
          </table:table-cell>
          <table:table-cell table:style-name="ce6" table:formula="of:=ROUND(SUM([.BB4:.BB10])/COUNT([.BB4:.BB10]);0)" office:value-type="string" office:string-value="" calcext:value-type="error">
            <text:p>#DIV/0!</text:p>
          </table:table-cell>
          <table:table-cell table:style-name="ce6" table:formula="of:=ROUND(SUM([.BC4:.BC10])/COUNT([.BC4:.BC10]);0)" office:value-type="string" office:string-value="" calcext:value-type="error">
            <text:p>#DIV/0!</text:p>
          </table:table-cell>
          <table:table-cell table:style-name="ce6" table:formula="of:=ROUND(SUM([.BD4:.BD10])/COUNT([.BD4:.BD10]);0)" office:value-type="string" office:string-value="" calcext:value-type="error">
            <text:p>#DIV/0!</text:p>
          </table:table-cell>
          <table:table-cell table:style-name="ce6" table:formula="of:=ROUND(SUM([.BE4:.BE10])/COUNT([.BE4:.BE10]);0)" office:value-type="string" office:string-value="" calcext:value-type="error">
            <text:p>#DIV/0!</text:p>
          </table:table-cell>
          <table:table-cell table:style-name="ce6" table:formula="of:=ROUND(SUM([.BF4:.BF10])/COUNT([.BF4:.BF10]);0)" office:value-type="string" office:string-value="" calcext:value-type="error">
            <text:p>#DIV/0!</text:p>
          </table:table-cell>
          <table:table-cell table:style-name="ce6" table:formula="of:=ROUND(SUM([.BG4:.BG10])/COUNT([.BG4:.BG10]);0)" office:value-type="string" office:string-value="" calcext:value-type="error">
            <text:p>#DIV/0!</text:p>
          </table:table-cell>
          <table:table-cell table:style-name="ce6" table:formula="of:=ROUND(SUM([.BH4:.BH10])/COUNT([.BH4:.BH10]);0)" office:value-type="string" office:string-value="" calcext:value-type="error">
            <text:p>#DIV/0!</text:p>
          </table:table-cell>
          <table:table-cell table:style-name="ce6" table:formula="of:=ROUND(SUM([.BI4:.BI10])/COUNT([.BI4:.BI10]);0)" office:value-type="string" office:string-value="" calcext:value-type="error">
            <text:p>#DIV/0!</text:p>
          </table:table-cell>
          <table:table-cell table:style-name="ce6" table:formula="of:=ROUND(SUM([.BJ4:.BJ10])/COUNT([.BJ4:.BJ10]);0)" office:value-type="string" office:string-value="" calcext:value-type="error">
            <text:p>#DIV/0!</text:p>
          </table:table-cell>
          <table:table-cell table:style-name="ce6" table:formula="of:=ROUND(SUM([.BK4:.BK10])/COUNT([.BK4:.BK10]);0)" office:value-type="string" office:string-value="" calcext:value-type="error">
            <text:p>#DIV/0!</text:p>
          </table:table-cell>
          <table:table-cell table:style-name="ce6" table:formula="of:=ROUND(SUM([.BL4:.BL10])/COUNT([.BL4:.BL10]);0)" office:value-type="string" office:string-value="" calcext:value-type="error">
            <text:p>#DIV/0!</text:p>
          </table:table-cell>
          <table:table-cell table:style-name="ce6" table:formula="of:=ROUND(SUM([.BM4:.BM10])/COUNT([.BM4:.BM10]);0)" office:value-type="string" office:string-value="" calcext:value-type="error">
            <text:p>#DIV/0!</text:p>
          </table:table-cell>
          <table:table-cell table:style-name="ce6" table:formula="of:=ROUND(SUM([.BN4:.BN10])/COUNT([.BN4:.BN10]);0)" office:value-type="string" office:string-value="" calcext:value-type="error">
            <text:p>#DIV/0!</text:p>
          </table:table-cell>
          <table:table-cell table:style-name="ce6" table:formula="of:=ROUND(SUM([.BO4:.BO10])/COUNT([.BO4:.BO10]);0)" office:value-type="string" office:string-value="" calcext:value-type="error">
            <text:p>#DIV/0!</text:p>
          </table:table-cell>
          <table:table-cell table:style-name="ce6" table:formula="of:=ROUND(SUM([.BP4:.BP10])/COUNT([.BP4:.BP10]);0)" office:value-type="string" office:string-value="" calcext:value-type="error">
            <text:p>#DIV/0!</text:p>
          </table:table-cell>
          <table:table-cell table:style-name="ce6" table:formula="of:=ROUND(SUM([.BQ4:.BQ10])/COUNT([.BQ4:.BQ10]);0)" office:value-type="string" office:string-value="" calcext:value-type="error">
            <text:p>#DIV/0!</text:p>
          </table:table-cell>
          <table:table-cell table:style-name="ce6" table:formula="of:=ROUND(SUM([.BR4:.BR10])/COUNT([.BR4:.BR10]);0)" office:value-type="string" office:string-value="" calcext:value-type="error">
            <text:p>#DIV/0!</text:p>
          </table:table-cell>
          <table:table-cell table:style-name="ce6" table:formula="of:=ROUND(SUM([.BS4:.BS10])/COUNT([.BS4:.BS10]);0)" office:value-type="string" office:string-value="" calcext:value-type="error">
            <text:p>#DIV/0!</text:p>
          </table:table-cell>
          <table:table-cell table:style-name="ce6" table:formula="of:=ROUND(SUM([.BT4:.BT10])/COUNT([.BT4:.BT10]);0)" office:value-type="string" office:string-value="" calcext:value-type="error">
            <text:p>#DIV/0!</text:p>
          </table:table-cell>
          <table:table-cell table:style-name="ce6" table:formula="of:=ROUND(SUM([.BU4:.BU10])/COUNT([.BU4:.BU10]);0)" office:value-type="string" office:string-value="" calcext:value-type="error">
            <text:p>#DIV/0!</text:p>
          </table:table-cell>
          <table:table-cell table:style-name="ce6" table:formula="of:=ROUND(SUM([.BV4:.BV10])/COUNT([.BV4:.BV10]);0)" office:value-type="string" office:string-value="" calcext:value-type="error">
            <text:p>#DIV/0!</text:p>
          </table:table-cell>
          <table:table-cell table:style-name="ce6" table:formula="of:=ROUND(SUM([.BW4:.BW10])/COUNT([.BW4:.BW10]);0)" office:value-type="string" office:string-value="" calcext:value-type="error">
            <text:p>#DIV/0!</text:p>
          </table:table-cell>
          <table:table-cell table:style-name="ce6" table:formula="of:=ROUND(SUM([.BX4:.BX10])/COUNT([.BX4:.BX10]);0)" office:value-type="string" office:string-value="" calcext:value-type="error">
            <text:p>#DIV/0!</text:p>
          </table:table-cell>
          <table:table-cell table:style-name="ce6" table:formula="of:=ROUND(SUM([.BY4:.BY10])/COUNT([.BY4:.BY10]);0)" office:value-type="string" office:string-value="" calcext:value-type="error">
            <text:p>#DIV/0!</text:p>
          </table:table-cell>
          <table:table-cell table:style-name="ce6" table:formula="of:=ROUND(SUM([.BZ4:.BZ10])/COUNT([.BZ4:.BZ10]);0)" office:value-type="string" office:string-value="" calcext:value-type="error">
            <text:p>#DIV/0!</text:p>
          </table:table-cell>
          <table:table-cell table:style-name="ce6" table:formula="of:=ROUND(SUM([.CA4:.CA10])/COUNT([.CA4:.CA10]);0)" office:value-type="string" office:string-value="" calcext:value-type="error">
            <text:p>#DIV/0!</text:p>
          </table:table-cell>
          <table:table-cell table:style-name="ce6" table:formula="of:=ROUND(SUM([.CB4:.CB10])/COUNT([.CB4:.CB10]);0)" office:value-type="string" office:string-value="" calcext:value-type="error">
            <text:p>#DIV/0!</text:p>
          </table:table-cell>
          <table:table-cell table:style-name="ce6" table:formula="of:=ROUND(SUM([.CC4:.CC10])/COUNT([.CC4:.CC10]);0)" office:value-type="string" office:string-value="" calcext:value-type="error">
            <text:p>#DIV/0!</text:p>
          </table:table-cell>
          <table:table-cell table:style-name="ce6" table:formula="of:=ROUND(SUM([.CD4:.CD10])/COUNT([.CD4:.CD10]);0)" office:value-type="string" office:string-value="" calcext:value-type="error">
            <text:p>#DIV/0!</text:p>
          </table:table-cell>
          <table:table-cell table:style-name="ce6" table:formula="of:=ROUND(SUM([.CE4:.CE10])/COUNT([.CE4:.CE10]);0)" office:value-type="string" office:string-value="" calcext:value-type="error">
            <text:p>#DIV/0!</text:p>
          </table:table-cell>
          <table:table-cell table:style-name="ce6" table:formula="of:=ROUND(SUM([.CF4:.CF10])/COUNT([.CF4:.CF10]);0)" office:value-type="string" office:string-value="" calcext:value-type="error">
            <text:p>#DIV/0!</text:p>
          </table:table-cell>
          <table:table-cell table:style-name="ce6" table:formula="of:=ROUND(SUM([.CG4:.CG10])/COUNT([.CG4:.CG10]);0)" office:value-type="string" office:string-value="" calcext:value-type="error">
            <text:p>#DIV/0!</text:p>
          </table:table-cell>
          <table:table-cell table:style-name="ce6" table:formula="of:=ROUND(SUM([.CH4:.CH10])/COUNT([.CH4:.CH10]);0)" office:value-type="string" office:string-value="" calcext:value-type="error">
            <text:p>#DIV/0!</text:p>
          </table:table-cell>
          <table:table-cell table:style-name="ce6" table:formula="of:=ROUND(SUM([.CI4:.CI10])/COUNT([.CI4:.CI10]);0)" office:value-type="string" office:string-value="" calcext:value-type="error">
            <text:p>#DIV/0!</text:p>
          </table:table-cell>
          <table:table-cell table:style-name="ce6" table:formula="of:=ROUND(SUM([.CJ4:.CJ10])/COUNT([.CJ4:.CJ10]);0)" office:value-type="string" office:string-value="" calcext:value-type="error">
            <text:p>#DIV/0!</text:p>
          </table:table-cell>
          <table:table-cell table:style-name="ce6" table:formula="of:=ROUND(SUM([.CK4:.CK10])/COUNT([.CK4:.CK10]);0)" office:value-type="string" office:string-value="" calcext:value-type="error">
            <text:p>#DIV/0!</text:p>
          </table:table-cell>
          <table:table-cell table:style-name="ce6" table:formula="of:=ROUND(SUM([.CL4:.CL10])/COUNT([.CL4:.CL10]);0)" office:value-type="string" office:string-value="" calcext:value-type="error">
            <text:p>#DIV/0!</text:p>
          </table:table-cell>
          <table:table-cell table:style-name="ce6" table:formula="of:=ROUND(SUM([.CM4:.CM10])/COUNT([.CM4:.CM10]);0)" office:value-type="string" office:string-value="" calcext:value-type="error">
            <text:p>#DIV/0!</text:p>
          </table:table-cell>
          <table:table-cell table:style-name="ce6" table:formula="of:=ROUND(SUM([.CN4:.CN10])/COUNT([.CN4:.CN10]);0)" office:value-type="string" office:string-value="" calcext:value-type="error">
            <text:p>#DIV/0!</text:p>
          </table:table-cell>
          <table:table-cell table:style-name="ce6" table:formula="of:=ROUND(SUM([.CO4:.CO10])/COUNT([.CO4:.CO10]);0)" office:value-type="string" office:string-value="" calcext:value-type="error">
            <text:p>#DIV/0!</text:p>
          </table:table-cell>
          <table:table-cell table:style-name="ce6" table:formula="of:=ROUND(SUM([.CP4:.CP10])/COUNT([.CP4:.CP10]);0)" office:value-type="string" office:string-value="" calcext:value-type="error">
            <text:p>#DIV/0!</text:p>
          </table:table-cell>
          <table:table-cell table:style-name="ce6" table:formula="of:=ROUND(SUM([.CQ4:.CQ10])/COUNT([.CQ4:.CQ10]);0)" office:value-type="string" office:string-value="" calcext:value-type="error">
            <text:p>#DIV/0!</text:p>
          </table:table-cell>
          <table:table-cell table:style-name="ce6" table:formula="of:=ROUND(SUM([.CR4:.CR10])/COUNT([.CR4:.CR10]);0)" office:value-type="string" office:string-value="" calcext:value-type="error">
            <text:p>#DIV/0!</text:p>
          </table:table-cell>
          <table:table-cell table:style-name="ce6" table:formula="of:=ROUND(SUM([.CS4:.CS10])/COUNT([.CS4:.CS10]);0)" office:value-type="string" office:string-value="" calcext:value-type="error">
            <text:p>#DIV/0!</text:p>
          </table:table-cell>
          <table:table-cell table:style-name="ce6" table:formula="of:=ROUND(SUM([.CT4:.CT10])/COUNT([.CT4:.CT10]);0)" office:value-type="string" office:string-value="" calcext:value-type="error">
            <text:p>#DIV/0!</text:p>
          </table:table-cell>
          <table:table-cell table:style-name="ce6" table:formula="of:=ROUND(SUM([.CU4:.CU10])/COUNT([.CU4:.CU10]);0)" office:value-type="string" office:string-value="" calcext:value-type="error">
            <text:p>#DIV/0!</text:p>
          </table:table-cell>
          <table:table-cell table:style-name="ce6" table:formula="of:=ROUND(SUM([.CV4:.CV10])/COUNT([.CV4:.CV10]);0)" office:value-type="string" office:string-value="" calcext:value-type="error">
            <text:p>#DIV/0!</text:p>
          </table:table-cell>
          <table:table-cell table:style-name="ce6" table:formula="of:=ROUND(SUM([.CW4:.CW10])/COUNT([.CW4:.CW10]);0)" office:value-type="string" office:string-value="" calcext:value-type="error">
            <text:p>#DIV/0!</text:p>
          </table:table-cell>
          <table:table-cell table:style-name="ce6" table:formula="of:=ROUND(SUM([.CX4:.CX10])/COUNT([.CX4:.CX10]);0)" office:value-type="string" office:string-value="" calcext:value-type="error">
            <text:p>#DIV/0!</text:p>
          </table:table-cell>
          <table:table-cell table:style-name="ce6" table:formula="of:=ROUND(SUM([.CY4:.CY10])/COUNT([.CY4:.CY10]);0)" office:value-type="string" office:string-value="" calcext:value-type="error">
            <text:p>#DIV/0!</text:p>
          </table:table-cell>
          <table:table-cell table:style-name="ce6" table:formula="of:=ROUND(SUM([.CZ4:.CZ10])/COUNT([.CZ4:.CZ10]);0)" office:value-type="string" office:string-value="" calcext:value-type="error">
            <text:p>#DIV/0!</text:p>
          </table:table-cell>
          <table:table-cell table:style-name="ce6" table:formula="of:=ROUND(SUM([.DA4:.DA10])/COUNT([.DA4:.DA10]);0)" office:value-type="string" office:string-value="" calcext:value-type="error">
            <text:p>#DIV/0!</text:p>
          </table:table-cell>
          <table:table-cell table:style-name="ce6" table:formula="of:=ROUND(SUM([.DB4:.DB10])/COUNT([.DB4:.DB10]);0)" office:value-type="string" office:string-value="" calcext:value-type="error">
            <text:p>#DIV/0!</text:p>
          </table:table-cell>
          <table:table-cell table:style-name="ce6" table:formula="of:=ROUND(SUM([.DC4:.DC10])/COUNT([.DC4:.DC10]);0)" office:value-type="string" office:string-value="" calcext:value-type="error">
            <text:p>#DIV/0!</text:p>
          </table:table-cell>
          <table:table-cell table:style-name="ce6" table:formula="of:=ROUND(SUM([.DD4:.DD10])/COUNT([.DD4:.DD10]);0)" office:value-type="string" office:string-value="" calcext:value-type="error">
            <text:p>#DIV/0!</text:p>
          </table:table-cell>
          <table:table-cell table:number-columns-repeated="916"/>
        </table:table-row>
        <table:table-row table:style-name="ro4">
          <table:table-cell table:style-name="ce1" office:value-type="string" calcext:value-type="string">
            <text:p>Comment</text:p>
          </table:table-cell>
          <table:table-cell office:value-type="string" calcext:value-type="string">
            <text:p>Timer is missing, A bit too easy</text:p>
          </table:table-cell>
          <table:table-cell office:value-type="string" calcext:value-type="string">
            <text:p>Intro not skippable. Very strange game..</text:p>
          </table:table-cell>
          <table:table-cell office:value-type="string" calcext:value-type="string">
            <text:p>DNW</text:p>
          </table:table-cell>
          <table:table-cell office:value-type="string" calcext:value-type="string">
            <text:p>Good Music, but SFX is annoying</text:p>
          </table:table-cell>
          <table:table-cell/>
          <table:table-cell office:value-type="string" calcext:value-type="string">
            <text:p>Don't say the <text:s/>game is worse than it is.</text:p>
          </table:table-cell>
          <table:table-cell office:value-type="string" calcext:value-type="string">
            <text:p>Glitches and Bugs, aren't sparce it seems...</text:p>
          </table:table-cell>
          <table:table-cell office:value-type="string" calcext:value-type="string">
            <text:p>DNW</text:p>
          </table:table-cell>
          <table:table-cell office:value-type="string" calcext:value-type="string">
            <text:p>Those damn Rockets. They killed me everytime</text:p>
          </table:table-cell>
          <table:table-cell office:value-type="string" calcext:value-type="string">
            <text:p>Awful Sound.</text:p>
          </table:table-cell>
          <table:table-cell office:value-type="string" calcext:value-type="string">
            <text:p>Just no. </text:p>
          </table:table-cell>
          <table:table-cell office:value-type="string" calcext:value-type="string">
            <text:p>Doesn't fit the theme at all. The music seems to be pirated.</text:p>
          </table:table-cell>
          <table:table-cell office:value-type="string" calcext:value-type="string">
            <text:p>Did break the forth wall too often, I feel.</text:p>
          </table:table-cell>
          <table:table-cell office:value-type="string" calcext:value-type="string">
            <text:p>Doesn't quit. No Music</text:p>
          </table:table-cell>
          <table:table-cell office:value-type="string" calcext:value-type="string">
            <text:p>No innovative Title. Not really good. Sound is fine</text:p>
          </table:table-cell>
          <table:table-cell office:value-type="string" calcext:value-type="string">
            <text:p>I am sad that it has not sounds. Cool “Isaac-Like” tutorial. I'd like it to be a bit harder.</text:p>
          </table:table-cell>
          <table:table-cell office:value-type="string" calcext:value-type="string">
            <text:p>Too easy.</text:p>
          </table:table-cell>
          <table:table-cell office:value-type="string" calcext:value-type="string">
            <text:p>Great Voice Acting. Very Addicting</text:p>
          </table:table-cell>
          <table:table-cell office:value-type="string" calcext:value-type="string">
            <text:p>Not much to do.</text:p>
          </table:table-cell>
          <table:table-cell office:value-type="string" calcext:value-type="string">
            <text:p>Very simple. No obstacles spawned for me. So no real game</text:p>
          </table:table-cell>
          <table:table-cell office:value-type="string" calcext:value-type="string">
            <text:p>Great Idea. But game is... not on the positive side of things.</text:p>
          </table:table-cell>
          <table:table-cell office:value-type="string" calcext:value-type="string">
            <text:p>Very hard to manouver.</text:p>
          </table:table-cell>
          <table:table-cell office:value-type="string" calcext:value-type="string">
            <text:p>The Sound is only one one stereo channel. The game is very addicting.</text:p>
          </table:table-cell>
          <table:table-cell office:value-type="string" calcext:value-type="string">
            <text:p>Something different.</text:p>
          </table:table-cell>
          <table:table-cell office:value-type="string" calcext:value-type="string">
            <text:p>Doen't fit the game. It's not a good Clicker.</text:p>
          </table:table-cell>
          <table:table-cell office:value-type="string" calcext:value-type="string">
            <text:p>Nothing to do with the Theme. Good Idea tho.</text:p>
          </table:table-cell>
          <table:table-cell office:value-type="string" calcext:value-type="string">
            <text:p>Sound effects are clipping a bit. Otherwise really good game.</text:p>
          </table:table-cell>
          <table:table-cell table:number-columns-repeated="99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16:14:37.655248192</meta:creation-date>
    <dc:date>2015-08-23T17:24:06.550330572</dc:date>
    <meta:editing-duration>PT53M55S</meta:editing-duration>
    <meta:editing-cycles>7</meta:editing-cycles>
    <meta:generator>LibreOffice/4.2.8.2$Linux_X86_64 LibreOffice_project/420m0$Build-2</meta:generator>
    <meta:document-statistic meta:table-count="1" meta:cell-count="495" meta:object-count="0"/>
  </office:meta>
</office:document-meta>
</file>